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2.79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2.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18cm" svg:stroke-color="#333333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solid" svg:stroke-width="0.018cm" svg:stroke-color="#cccccc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6" style:family="graphic" style:parent-style-name="standard">
      <style:graphic-properties draw:stroke="none" svg:stroke-width="0.018cm" draw:marker-start-width="0.227cm" draw:marker-end-width="0.227cm" draw:fill="solid" draw:fill-color="#000000" draw:opacity="0%"/>
    </style:style>
    <style:style style:name="gr7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none" svg:stroke-width="0.018cm" draw:marker-start-width="0.227cm" draw:marker-end-width="0.227cm" draw:fill="solid" draw:fill-color="#434343"/>
    </style:style>
    <style:style style:name="gr9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draw:fill="solid" draw:fill-color="#999999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6cm" fo:min-width="0.09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6cm" fo:min-width="0.1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6cm" fo:min-width="0.26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87cm" fo:min-width="0.3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87cm" fo:min-width="0.36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44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1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6cm" fo:min-width="0.698cm"/>
    </style:style>
    <style:style style:name="gr2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91cm" fo:min-width="0.698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color="#000000" style:font-name="Liberation Serif" fo:font-size="6pt" fo:text-shadow="none" fo:font-weight="bold" style:font-size-asian="6pt" style:font-weight-asian="bold" style:font-size-complex="6pt" style:font-weight-complex="bold"/>
    </style:style>
    <style:style style:name="P5" style:family="paragraph">
      <loext:graphic-properties draw:fill="none"/>
      <style:text-properties style:font-name="Liberation Serif" fo:font-size="6pt"/>
    </style:style>
    <style:style style:name="P6" style:family="paragraph">
      <loext:graphic-properties draw:fill="solid" draw:fill-color="#000000" draw:opacity="0%"/>
      <style:text-properties style:font-name="Liberation Serif" fo:font-size="6pt"/>
    </style:style>
    <style:style style:name="P7" style:family="paragraph">
      <loext:graphic-properties draw:fill="none"/>
      <style:text-properties style:font-name="Liberation Serif" fo:font-size="5pt"/>
    </style:style>
    <style:style style:name="P8" style:family="paragraph">
      <loext:graphic-properties draw:fill="solid" draw:fill-color="#434343"/>
      <style:text-properties style:font-name="Liberation Serif" fo:font-size="6pt"/>
    </style:style>
    <style:style style:name="P9" style:family="paragraph">
      <loext:graphic-properties draw:fill="solid" draw:fill-color="#999999"/>
      <style:text-properties style:font-name="Liberation Serif" fo:font-size="6pt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5pt" style:font-size-asian="12pt" style:font-size-complex="12pt"/>
    </style:style>
    <style:style style:name="P11" style:family="paragraph">
      <loext:graphic-properties draw:fill="none"/>
      <style:text-properties style:font-name="Liberation Serif" fo:font-size="5pt" fo:text-shadow="none" fo:font-weight="bold"/>
    </style:style>
    <style:style style:name="P12" style:family="paragraph">
      <loext:graphic-properties draw:fill="solid" draw:fill-color="#000000" draw:opacity="0%"/>
      <style:text-properties style:font-name="Liberation Serif" fo:font-size="5pt" fo:text-shadow="none" fo:font-weight="bold"/>
    </style:style>
    <style:style style:name="P13" style:family="paragraph">
      <loext:graphic-properties draw:fill="none"/>
      <style:paragraph-properties fo:text-align="start" style:writing-mode="lr-tb"/>
      <style:text-properties style:font-name="Liberation Serif" fo:font-size="4pt" style:font-size-asian="12pt" style:font-size-complex="12pt"/>
    </style:style>
    <style:style style:name="P14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6pt"/>
    </style:style>
    <style:style style:name="P16" style:family="paragraph">
      <loext:graphic-properties draw:fill="none"/>
      <style:paragraph-properties fo:text-align="start" style:writing-mode="lr-tb"/>
      <style:text-properties style:font-name="Liberation Serif" fo:font-size="6pt" style:font-size-asian="12pt" style:font-size-complex="12pt"/>
    </style:style>
    <style:style style:name="P17" style:family="paragraph">
      <loext:graphic-properties draw:fill="solid" draw:fill-color="#434343"/>
      <style:text-properties style:font-name="Liberation Serif" fo:font-size="8pt"/>
    </style:style>
    <style:style style:name="P18" style:family="paragraph">
      <loext:graphic-properties draw:fill="solid" draw:fill-color="#999999"/>
      <style:text-properties style:font-name="Liberation Serif" fo:font-size="8pt"/>
    </style:style>
    <style:style style:name="P19" style:family="paragraph">
      <loext:graphic-properties draw:fill="non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20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Liberation Serif" fo:font-size="6pt" fo:text-shadow="none" fo:font-weight="bold" style:font-size-asian="6pt" style:font-weight-asian="bold" style:font-name-complex="Arial1" style:font-size-complex="6pt" style:font-weight-complex="bold"/>
    </style:style>
    <style:style style:name="T3" style:family="text">
      <style:text-properties fo:color="#000000" style:font-name="Liberation Serif" fo:font-size="5pt" style:font-size-asian="12pt" style:font-name-complex="Arial1" style:font-size-complex="12pt"/>
    </style:style>
    <style:style style:name="T4" style:family="text">
      <style:text-properties fo:color="#000000" style:font-name="Liberation Serif" fo:font-size="4pt" style:font-size-asian="12pt" style:font-name-complex="Arial1" style:font-size-complex="12pt"/>
    </style:style>
    <style:style style:name="T5" style:family="text">
      <style:text-properties fo:color="#000000" style:text-position="-33% 58%" style:font-name="Liberation Serif" fo:font-size="4pt" style:font-size-asian="12pt" style:font-name-complex="Arial1" style:font-size-complex="12pt"/>
    </style:style>
    <style:style style:name="T6" style:family="text">
      <style:text-properties fo:color="#000000" style:font-name="Liberation Serif" fo:font-size="6pt" fo:text-shadow="none" fo:font-weight="normal" style:font-size-asian="6pt" style:font-weight-asian="normal" style:font-name-complex="Arial1" style:font-size-complex="6pt" style:font-weight-complex="normal"/>
    </style:style>
    <style:style style:name="T7" style:family="text">
      <style:text-properties fo:color="#000000" style:font-name="Liberation Serif" fo:font-size="6pt" fo:text-shadow="none" fo:font-weight="normal" style:font-size-asian="8pt" style:font-name-complex="Arial1" style:font-size-complex="8pt"/>
    </style:style>
    <style:style style:name="T8" style:family="text">
      <style:text-properties fo:color="#1a1a1a" style:font-name="Liberation Serif" fo:font-size="6pt" style:font-size-asian="12pt" style:font-name-complex="Arial1" style:font-size-complex="12pt"/>
    </style:style>
    <style:style style:name="T9" style:family="text">
      <style:text-properties fo:color="#1a1a1a" style:font-name="Liberation Serif" fo:font-size="6pt" style:font-size-asian="6pt" style:font-name-complex="Arial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Final Benchmarking Insights: </text:span><text:span text:style-name="T1">Accelerators vs. CPU in </text:span><text:span text:style-name="T1">Performance and Power Efficiency</text:span></text:p>
            <text:p text:style-name="P1"><text:span text:style-name="T1"/></text:p>
          </draw:text-box>
        </draw:frame>
        <draw:frame draw:style-name="gr2" draw:text-style-name="P4" draw:layer="layout" svg:width="2.795cm" svg:height="0.239cm" svg:x="0.852cm" svg:y="2.782cm">
          <draw:text-box>
            <text:p text:style-name="P3"><text:span text:style-name="T2">Acceleration vs. CPU</text:span></text:p>
          </draw:text-box>
        </draw:frame>
        <draw:frame draw:style-name="gr3" draw:text-style-name="P4" draw:layer="layout" svg:width="2.8cm" svg:height="0.239cm" svg:x="4.389cm" svg:y="2.783cm">
          <draw:text-box>
            <text:p text:style-name="P3"><text:span text:style-name="T2">P</text:span><text:span text:style-name="T2">o</text:span><text:span text:style-name="T2">w</text:span><text:span text:style-name="T2">er </text:span><text:span text:style-name="T2">re</text:span><text:span text:style-name="T2">du</text:span><text:span text:style-name="T2">ct</text:span><text:span text:style-name="T2">io</text:span><text:span text:style-name="T2">n </text:span><text:span text:style-name="T2">vs</text:span><text:span text:style-name="T2">. </text:span><text:span text:style-name="T2">C</text:span><text:span text:style-name="T2">P</text:span><text:span text:style-name="T2">U</text:span></text:p>
          </draw:text-box>
        </draw:frame>
        <draw:line draw:style-name="gr4" draw:text-style-name="P5" draw:layer="layout" svg:x1="0.703cm" svg:y1="5.186cm" svg:x2="3.015cm" svg:y2="5.186cm">
          <text:p/>
        </draw:line>
        <draw:line draw:style-name="gr5" draw:text-style-name="P5" draw:layer="layout" svg:x1="0.703cm" svg:y1="4.839cm" svg:x2="3.015cm" svg:y2="4.839cm">
          <text:p/>
        </draw:line>
        <draw:line draw:style-name="gr5" draw:text-style-name="P5" draw:layer="layout" svg:x1="0.703cm" svg:y1="4.484cm" svg:x2="3.015cm" svg:y2="4.484cm">
          <text:p/>
        </draw:line>
        <draw:line draw:style-name="gr5" draw:text-style-name="P5" draw:layer="layout" svg:x1="0.703cm" svg:y1="4.137cm" svg:x2="3.015cm" svg:y2="4.137cm">
          <text:p/>
        </draw:line>
        <draw:line draw:style-name="gr5" draw:text-style-name="P5" draw:layer="layout" svg:x1="0.703cm" svg:y1="3.782cm" svg:x2="3.015cm" svg:y2="3.782cm">
          <text:p/>
        </draw:line>
        <draw:line draw:style-name="gr5" draw:text-style-name="P5" draw:layer="layout" svg:x1="0.703cm" svg:y1="3.435cm" svg:x2="3.015cm" svg:y2="3.435cm">
          <text:p/>
        </draw:line>
        <draw:polygon draw:style-name="gr6" draw:text-style-name="P6" draw:layer="layout" svg:width="2.311cm" svg:height="0.006cm" svg:x="0.703cm" svg:y="5.069cm" svg:viewBox="0 0 2312 7" draw:points="0,0 2312,0 2312,7 0,7">
          <text:p/>
        </draw:polygon>
        <draw:polygon draw:style-name="gr6" draw:text-style-name="P6" draw:layer="layout" svg:width="2.311cm" svg:height="0.006cm" svg:x="0.703cm" svg:y="4.948cm" svg:viewBox="0 0 2312 7" draw:points="0,0 2312,0 2312,7 0,7">
          <text:p/>
        </draw:polygon>
        <draw:polygon draw:style-name="gr6" draw:text-style-name="P6" draw:layer="layout" svg:width="2.311cm" svg:height="0.006cm" svg:x="0.703cm" svg:y="4.714cm" svg:viewBox="0 0 2312 7" draw:points="0,0 2312,0 2312,7 0,7">
          <text:p/>
        </draw:polygon>
        <draw:polygon draw:style-name="gr6" draw:text-style-name="P6" draw:layer="layout" svg:width="2.311cm" svg:height="0.006cm" svg:x="0.703cm" svg:y="4.601cm" svg:viewBox="0 0 2312 7" draw:points="0,0 2312,0 2312,7 0,7">
          <text:p/>
        </draw:polygon>
        <draw:polygon draw:style-name="gr6" draw:text-style-name="P6" draw:layer="layout" svg:width="2.311cm" svg:height="0.006cm" svg:x="0.703cm" svg:y="4.368cm" svg:viewBox="0 0 2312 7" draw:points="0,0 2312,0 2312,7 0,7">
          <text:p/>
        </draw:polygon>
        <draw:polygon draw:style-name="gr6" draw:text-style-name="P6" draw:layer="layout" svg:width="2.311cm" svg:height="0.006cm" svg:x="0.703cm" svg:y="4.247cm" svg:viewBox="0 0 2312 7" draw:points="0,0 2312,0 2312,7 0,7">
          <text:p/>
        </draw:polygon>
        <draw:polygon draw:style-name="gr6" draw:text-style-name="P6" draw:layer="layout" svg:width="2.311cm" svg:height="0.006cm" svg:x="0.703cm" svg:y="4.013cm" svg:viewBox="0 0 2312 7" draw:points="0,0 2312,0 2312,7 0,7">
          <text:p/>
        </draw:polygon>
        <draw:polygon draw:style-name="gr6" draw:text-style-name="P6" draw:layer="layout" svg:width="2.311cm" svg:height="0.006cm" svg:x="0.703cm" svg:y="3.899cm" svg:viewBox="0 0 2312 7" draw:points="0,0 2312,0 2312,7 0,7">
          <text:p/>
        </draw:polygon>
        <draw:polygon draw:style-name="gr6" draw:text-style-name="P6" draw:layer="layout" svg:width="2.311cm" svg:height="0.006cm" svg:x="0.703cm" svg:y="3.666cm" svg:viewBox="0 0 2312 7" draw:points="0,0 2312,0 2312,7 0,7">
          <text:p/>
        </draw:polygon>
        <draw:polygon draw:style-name="gr6" draw:text-style-name="P6" draw:layer="layout" svg:width="2.311cm" svg:height="0.006cm" svg:x="0.703cm" svg:y="3.545cm" svg:viewBox="0 0 2312 7" draw:points="0,0 2312,0 2312,7 0,7">
          <text:p/>
        </draw:polygon>
        <draw:line draw:style-name="gr7" draw:text-style-name="P7" draw:layer="layout" svg:x1="0.703cm" svg:y1="5.186cm" svg:x2="0.703cm" svg:y2="3.435cm">
          <text:p/>
        </draw:line>
        <draw:path draw:style-name="gr6" draw:text-style-name="P6" draw:layer="layout" svg:width="0.224cm" svg:height="0.332cm" svg:x="0.946cm" svg:y="4.864cm" svg:viewBox="0 0 225 333" svg:d="M217 333h-210-7v-7-305h7-7c0-12 10-21 22-21v7-7h181v7-7c12 0 22 9 22 21h-8 8v305 7zM217 320v6h-6v-305c0-3-4-6-8-6h-181c-4 0-7 3-7 6v305h-8v-6z">
          <text:p/>
        </draw:path>
        <draw:path draw:style-name="gr8" draw:text-style-name="P8" draw:layer="layout" svg:width="0.209cm" svg:height="0.319cm" svg:x="0.954cm" svg:y="4.87cm" svg:viewBox="0 0 210 320" svg:d="M210 320h-210v-305c0-8 7-15 15-15h181c8 0 14 7 14 15z">
          <text:p/>
        </draw:path>
        <draw:path draw:style-name="gr6" draw:text-style-name="P6" draw:layer="layout" svg:width="0.224cm" svg:height="0.474cm" svg:x="1.635cm" svg:y="4.722cm" svg:viewBox="0 0 225 475" svg:d="M217 475h-210-7v-7-447h7-7c0-12 9-21 22-21v7-7h181v7-7c12 0 22 9 22 21h-8 8v447 7zM217 461v7h-7v-447c0-3-3-7-7-7h-181c-4 0-7 4-7 7v447h-8v-7z">
          <text:p/>
        </draw:path>
        <draw:path draw:style-name="gr8" draw:text-style-name="P8" draw:layer="layout" svg:width="0.209cm" svg:height="0.46cm" svg:x="1.642cm" svg:y="4.729cm" svg:viewBox="0 0 210 461" svg:d="M210 461h-210v-447c0-7 7-14 15-14h181c8 0 14 7 14 14z">
          <text:p/>
        </draw:path>
        <draw:path draw:style-name="gr6" draw:text-style-name="P6" draw:layer="layout" svg:width="0.224cm" svg:height="0.474cm" svg:x="2.323cm" svg:y="4.722cm" svg:viewBox="0 0 225 475" svg:d="M217 475h-210-7v-7-447h7-7c0-12 10-21 22-21v7-7h181v7-7c12 0 22 9 22 21h-8 8v447 7zM217 461v7h-7v-447c0-3-3-7-7-7h-181c-4 0-7 4-7 7v447h-8v-7z">
          <text:p/>
        </draw:path>
        <draw:path draw:style-name="gr8" draw:text-style-name="P8" draw:layer="layout" svg:width="0.209cm" svg:height="0.46cm" svg:x="2.331cm" svg:y="4.729cm" svg:viewBox="0 0 210 461" svg:d="M210 461h-210v-447c0-7 7-14 15-14h181c8 0 14 7 14 14z">
          <text:p/>
        </draw:path>
        <draw:path draw:style-name="gr6" draw:text-style-name="P6" draw:layer="layout" svg:width="0.224cm" svg:height="0.581cm" svg:x="1.171cm" svg:y="4.615cm" svg:viewBox="0 0 225 582" svg:d="M217 582h-210-7v-8-553h7-7c0-12 9-21 22-21v7-7h181v7-7c12 0 22 9 22 21h-8 8v553 8zM217 568v6h-7v-553c0-3-3-6-7-6h-181c-4 0-7 3-7 6v553h-8v-6z">
          <text:p/>
        </draw:path>
        <draw:path draw:style-name="gr9" draw:text-style-name="P9" draw:layer="layout" svg:width="0.209cm" svg:height="0.566cm" svg:x="1.179cm" svg:y="4.622cm" svg:viewBox="0 0 210 567" svg:d="M210 567h-210v-553c0-7 7-14 15-14h181c8 0 14 7 14 14z">
          <text:p/>
        </draw:path>
        <draw:path draw:style-name="gr6" draw:text-style-name="P6" draw:layer="layout" svg:width="0.224cm" svg:height="1.715cm" svg:x="1.859cm" svg:y="3.481cm" svg:viewBox="0 0 225 1716" svg:d="M217 1716h-210-7v-7-1688h7-7c0-12 10-21 22-21v7-7h181v7-7c12 0 22 9 22 21h-8 8v1688 7zM217 1702v7h-6v-1688c0-3-4-6-8-6h-181c-4 0-7 3-7 6v1688h-8v-7z">
          <text:p/>
        </draw:path>
        <draw:path draw:style-name="gr10" draw:text-style-name="P9" draw:layer="layout" svg:width="0.209cm" svg:height="1.701cm" svg:x="1.867cm" svg:y="3.488cm" svg:viewBox="0 0 210 1702" svg:d="M210 1702h-210v-1687c0-8 7-15 15-15h181c8 0 14 7 14 15z">
          <text:p/>
        </draw:path>
        <draw:path draw:style-name="gr6" draw:text-style-name="P6" draw:layer="layout" svg:width="0.224cm" svg:height="1.68cm" svg:x="2.548cm" svg:y="3.517cm" svg:viewBox="0 0 225 1681" svg:d="M217 1681h-210-7v-8-1652h7-7c0-12 9-21 22-21v7-7h181v7-7c12 0 22 9 22 21h-8 8v1652 8zM217 1667v6h-7v-1652c0-3-3-6-7-6h-181c-4 0-7 3-7 6v1652h-8v-6z">
          <text:p/>
        </draw:path>
        <draw:path draw:style-name="gr9" draw:text-style-name="P9" draw:layer="layout" svg:width="0.209cm" svg:height="1.665cm" svg:x="2.556cm" svg:y="3.523cm" svg:viewBox="0 0 210 1666" svg:d="M210 1666h-210v-1652c0-7 7-14 15-14h181c8 0 14 7 14 14z">
          <text:p/>
        </draw:path>
        <draw:line draw:style-name="gr7" draw:text-style-name="P7" draw:layer="layout" svg:x1="0.682cm" svg:y1="5.073cm" svg:x2="0.725cm" svg:y2="5.073cm">
          <text:p/>
        </draw:line>
        <draw:line draw:style-name="gr7" draw:text-style-name="P7" draw:layer="layout" svg:x1="0.682cm" svg:y1="4.952cm" svg:x2="0.725cm" svg:y2="4.952cm">
          <text:p/>
        </draw:line>
        <draw:line draw:style-name="gr7" draw:text-style-name="P7" draw:layer="layout" svg:x1="0.682cm" svg:y1="4.718cm" svg:x2="0.725cm" svg:y2="4.718cm">
          <text:p/>
        </draw:line>
        <draw:line draw:style-name="gr7" draw:text-style-name="P7" draw:layer="layout" svg:x1="0.682cm" svg:y1="4.605cm" svg:x2="0.725cm" svg:y2="4.605cm">
          <text:p/>
        </draw:line>
        <draw:line draw:style-name="gr7" draw:text-style-name="P7" draw:layer="layout" svg:x1="0.682cm" svg:y1="4.371cm" svg:x2="0.725cm" svg:y2="4.371cm">
          <text:p/>
        </draw:line>
        <draw:line draw:style-name="gr7" draw:text-style-name="P7" draw:layer="layout" svg:x1="0.682cm" svg:y1="4.25cm" svg:x2="0.725cm" svg:y2="4.25cm">
          <text:p/>
        </draw:line>
        <draw:line draw:style-name="gr7" draw:text-style-name="P7" draw:layer="layout" svg:x1="0.682cm" svg:y1="4.016cm" svg:x2="0.725cm" svg:y2="4.016cm">
          <text:p/>
        </draw:line>
        <draw:line draw:style-name="gr7" draw:text-style-name="P7" draw:layer="layout" svg:x1="0.682cm" svg:y1="3.903cm" svg:x2="0.725cm" svg:y2="3.903cm">
          <text:p/>
        </draw:line>
        <draw:line draw:style-name="gr7" draw:text-style-name="P7" draw:layer="layout" svg:x1="0.682cm" svg:y1="3.669cm" svg:x2="0.725cm" svg:y2="3.669cm">
          <text:p/>
        </draw:line>
        <draw:line draw:style-name="gr7" draw:text-style-name="P7" draw:layer="layout" svg:x1="0.682cm" svg:y1="3.548cm" svg:x2="0.725cm" svg:y2="3.548cm">
          <text:p/>
        </draw:line>
        <draw:line draw:style-name="gr7" draw:text-style-name="P7" draw:layer="layout" svg:x1="0.66cm" svg:y1="5.186cm" svg:x2="0.747cm" svg:y2="5.186cm">
          <text:p/>
        </draw:line>
        <draw:line draw:style-name="gr7" draw:text-style-name="P7" draw:layer="layout" svg:x1="0.66cm" svg:y1="4.839cm" svg:x2="0.747cm" svg:y2="4.839cm">
          <text:p/>
        </draw:line>
        <draw:line draw:style-name="gr7" draw:text-style-name="P7" draw:layer="layout" svg:x1="0.66cm" svg:y1="4.484cm" svg:x2="0.747cm" svg:y2="4.484cm">
          <text:p/>
        </draw:line>
        <draw:line draw:style-name="gr7" draw:text-style-name="P7" draw:layer="layout" svg:x1="0.66cm" svg:y1="4.137cm" svg:x2="0.747cm" svg:y2="4.137cm">
          <text:p/>
        </draw:line>
        <draw:line draw:style-name="gr7" draw:text-style-name="P7" draw:layer="layout" svg:x1="0.66cm" svg:y1="3.782cm" svg:x2="0.747cm" svg:y2="3.782cm">
          <text:p/>
        </draw:line>
        <draw:line draw:style-name="gr7" draw:text-style-name="P7" draw:layer="layout" svg:x1="0.66cm" svg:y1="3.435cm" svg:x2="0.747cm" svg:y2="3.435cm">
          <text:p/>
        </draw:line>
        <draw:frame draw:style-name="gr11" draw:text-style-name="P10" draw:layer="layout" svg:width="0.091cm" svg:height="0.196cm" svg:x="0.508cm" svg:y="5.087cm">
          <draw:text-box>
            <text:p text:style-name="P3"><text:span text:style-name="T3">0</text:span></text:p>
          </draw:text-box>
        </draw:frame>
        <draw:frame draw:style-name="gr12" draw:text-style-name="P10" draw:layer="layout" svg:width="0.18cm" svg:height="0.196cm" svg:x="0.457cm" svg:y="4.735cm">
          <draw:text-box>
            <text:p text:style-name="P3"><text:span text:style-name="T3">10</text:span></text:p>
          </draw:text-box>
        </draw:frame>
        <draw:frame draw:style-name="gr12" draw:text-style-name="P10" draw:layer="layout" svg:width="0.18cm" svg:height="0.196cm" svg:x="0.457cm" svg:y="4.384cm">
          <draw:text-box>
            <text:p text:style-name="P3"><text:span text:style-name="T3">20</text:span></text:p>
          </draw:text-box>
        </draw:frame>
        <draw:frame draw:style-name="gr12" draw:text-style-name="P10" draw:layer="layout" svg:width="0.18cm" svg:height="0.196cm" svg:x="0.457cm" svg:y="4.033cm">
          <draw:text-box>
            <text:p text:style-name="P3"><text:span text:style-name="T3">30</text:span></text:p>
          </draw:text-box>
        </draw:frame>
        <draw:frame draw:style-name="gr12" draw:text-style-name="P10" draw:layer="layout" svg:width="0.18cm" svg:height="0.196cm" svg:x="0.457cm" svg:y="3.682cm">
          <draw:text-box>
            <text:p text:style-name="P3"><text:span text:style-name="T3">40</text:span></text:p>
          </draw:text-box>
        </draw:frame>
        <draw:frame draw:style-name="gr12" draw:text-style-name="P10" draw:layer="layout" svg:width="0.18cm" svg:height="0.196cm" svg:x="0.457cm" svg:y="3.329cm">
          <draw:text-box>
            <text:p text:style-name="P3"><text:span text:style-name="T3">50</text:span></text:p>
          </draw:text-box>
        </draw:frame>
        <draw:line draw:style-name="gr4" draw:text-style-name="P5" draw:layer="layout" svg:x1="4.333cm" svg:y1="5.193cm" svg:x2="6.653cm" svg:y2="5.193cm">
          <text:p/>
        </draw:line>
        <draw:line draw:style-name="gr5" draw:text-style-name="P11" draw:layer="layout" svg:x1="4.333cm" svg:y1="4.754cm" svg:x2="6.653cm" svg:y2="4.754cm">
          <text:p/>
        </draw:line>
        <draw:line draw:style-name="gr5" draw:text-style-name="P11" draw:layer="layout" svg:x1="4.333cm" svg:y1="4.315cm" svg:x2="6.653cm" svg:y2="4.315cm">
          <text:p/>
        </draw:line>
        <draw:line draw:style-name="gr5" draw:text-style-name="P11" draw:layer="layout" svg:x1="4.333cm" svg:y1="3.877cm" svg:x2="6.653cm" svg:y2="3.877cm">
          <text:p/>
        </draw:line>
        <draw:line draw:style-name="gr5" draw:text-style-name="P11" draw:layer="layout" svg:x1="4.333cm" svg:y1="3.445cm" svg:x2="6.653cm" svg:y2="3.445cm">
          <text:p/>
        </draw:line>
        <draw:polygon draw:style-name="gr6" draw:text-style-name="P6" draw:layer="layout" svg:width="2.319cm" svg:height="0.006cm" svg:x="4.333cm" svg:y="5.048cm" svg:viewBox="0 0 2320 7" draw:points="0,0 2320,0 2320,7 0,7">
          <text:p/>
        </draw:polygon>
        <draw:polygon draw:style-name="gr6" draw:text-style-name="P12" draw:layer="layout" svg:width="2.319cm" svg:height="0.006cm" svg:x="4.333cm" svg:y="4.9cm" svg:viewBox="0 0 2320 7" draw:points="0,0 2320,0 2320,7 0,7">
          <text:p/>
        </draw:polygon>
        <draw:polygon draw:style-name="gr6" draw:text-style-name="P12" draw:layer="layout" svg:width="2.319cm" svg:height="0.006cm" svg:x="4.333cm" svg:y="4.609cm" svg:viewBox="0 0 2320 7" draw:points="0,0 2320,0 2320,7 0,7">
          <text:p/>
        </draw:polygon>
        <draw:polygon draw:style-name="gr6" draw:text-style-name="P12" draw:layer="layout" svg:width="2.319cm" svg:height="0.006cm" svg:x="4.333cm" svg:y="4.46cm" svg:viewBox="0 0 2320 7" draw:points="0,0 2320,0 2320,7 0,7">
          <text:p/>
        </draw:polygon>
        <draw:polygon draw:style-name="gr6" draw:text-style-name="P12" draw:layer="layout" svg:width="2.319cm" svg:height="0.006cm" svg:x="4.333cm" svg:y="4.171cm" svg:viewBox="0 0 2320 7" draw:points="0,0 2320,0 2320,7 0,7">
          <text:p/>
        </draw:polygon>
        <draw:polygon draw:style-name="gr6" draw:text-style-name="P12" draw:layer="layout" svg:width="2.319cm" svg:height="0.006cm" svg:x="4.333cm" svg:y="4.022cm" svg:viewBox="0 0 2320 7" draw:points="0,0 2320,0 2320,7 0,7">
          <text:p/>
        </draw:polygon>
        <draw:polygon draw:style-name="gr6" draw:text-style-name="P12" draw:layer="layout" svg:width="2.319cm" svg:height="0.006cm" svg:x="4.333cm" svg:y="3.731cm" svg:viewBox="0 0 2320 7" draw:points="0,0 2320,0 2320,7 0,7">
          <text:p/>
        </draw:polygon>
        <draw:polygon draw:style-name="gr6" draw:text-style-name="P12" draw:layer="layout" svg:width="2.319cm" svg:height="0.006cm" svg:x="4.333cm" svg:y="3.583cm" svg:viewBox="0 0 2320 7" draw:points="0,0 2320,0 2320,7 0,7">
          <text:p/>
        </draw:polygon>
        <draw:line draw:style-name="gr7" draw:text-style-name="P7" draw:layer="layout" svg:x1="4.333cm" svg:y1="5.193cm" svg:x2="4.333cm" svg:y2="3.445cm">
          <text:p/>
        </draw:line>
        <draw:path draw:style-name="gr6" draw:text-style-name="P6" draw:layer="layout" svg:width="0.222cm" svg:height="0.289cm" svg:x="4.575cm" svg:y="4.913cm" svg:viewBox="0 0 223 290" svg:d="M216 290h-209-7v-7-262h7-7c0-12 10-21 23-21v7-7h178v7-7c12 0 22 9 22 21h-7 7v262 7zM216 277v6h-7v-262c0-3-4-7-8-7h-178c-5 0-8 4-8 7v262h-8v-6z">
          <text:p/>
        </draw:path>
        <draw:path draw:style-name="gr8" draw:text-style-name="P8" draw:layer="layout" svg:width="0.208cm" svg:height="0.276cm" svg:x="4.582cm" svg:y="4.921cm" svg:viewBox="0 0 209 277" svg:d="M209 277h-209v-262c0-8 7-15 15-15h178c9 0 16 7 16 15z">
          <text:p/>
        </draw:path>
        <draw:path draw:style-name="gr6" draw:text-style-name="P6" draw:layer="layout" svg:width="0.222cm" svg:height="0.41cm" svg:x="5.274cm" svg:y="4.793cm" svg:viewBox="0 0 223 411" svg:d="M216 411h-209-7v-7-383h7-7c0-12 10-21 23-21v7-7h178v7-7c12 0 22 9 22 21h-7 7v383 7zM216 397v7h-7v-383c0-3-4-6-8-6h-178c-5 0-8 3-8 6v383h-8v-7z">
          <text:p/>
        </draw:path>
        <draw:path draw:style-name="gr8" draw:text-style-name="P8" draw:layer="layout" svg:width="0.207cm" svg:height="0.396cm" svg:x="5.281cm" svg:y="4.8cm" svg:viewBox="0 0 208 397" svg:d="M208 397h-208v-382c0-8 7-15 15-15h178c8 0 15 7 15 15z">
          <text:p/>
        </draw:path>
        <draw:path draw:style-name="gr6" draw:text-style-name="P6" draw:layer="layout" svg:width="0.222cm" svg:height="0.41cm" svg:x="5.965cm" svg:y="4.793cm" svg:viewBox="0 0 223 411" svg:d="M216 411h-209-7v-7-383h7-7c0-12 10-21 23-21v7-7h178v7-7c12 0 22 9 22 21h-7 7v383 7zM216 397v7h-7v-383c0-3-4-6-8-6h-178c-5 0-8 3-8 6v383h-8v-7z">
          <text:p/>
        </draw:path>
        <draw:path draw:style-name="gr8" draw:text-style-name="P8" draw:layer="layout" svg:width="0.208cm" svg:height="0.396cm" svg:x="5.972cm" svg:y="4.8cm" svg:viewBox="0 0 209 397" svg:d="M209 397h-209v-382c0-8 7-15 15-15h178c9 0 16 7 16 15z">
          <text:p/>
        </draw:path>
        <draw:path draw:style-name="gr6" draw:text-style-name="P6" draw:layer="layout" svg:width="0.222cm" svg:height="0.516cm" svg:x="4.798cm" svg:y="4.687cm" svg:viewBox="0 0 223 517" svg:d="M216 517h-209-7v-7-489h7-7c0-12 10-21 23-21v7-7h178v7-7c12 0 22 9 22 21h-7 7v489 7zM216 503v7h-7v-489c0-3-4-6-8-6h-178c-5 0-8 3-8 6v489h-8v-7z">
          <text:p/>
        </draw:path>
        <draw:path draw:style-name="gr9" draw:text-style-name="P9" draw:layer="layout" svg:width="0.208cm" svg:height="0.502cm" svg:x="4.805cm" svg:y="4.694cm" svg:viewBox="0 0 209 503" svg:d="M209 503h-209v-488c0-8 7-15 15-15h178c8 0 16 7 16 15z">
          <text:p/>
        </draw:path>
        <draw:path draw:style-name="gr6" draw:text-style-name="P6" draw:layer="layout" svg:width="0.222cm" svg:height="1.514cm" svg:x="5.497cm" svg:y="3.689cm" svg:viewBox="0 0 223 1515" svg:d="M216 1515h-209-7v-7-1487h7-7c0-12 10-21 22-21v7-7h179v7-7c12 0 22 9 22 21h-7 7v1487 7zM216 1501v7h-8v-1487c0-3-3-7-7-7h-179c-4 0-7 4-7 7v1487h-8v-7z">
          <text:p/>
        </draw:path>
        <draw:path draw:style-name="gr10" draw:text-style-name="P9" draw:layer="layout" svg:width="0.208cm" svg:height="1.5cm" svg:x="5.504cm" svg:y="3.696cm" svg:viewBox="0 0 209 1501" svg:d="M209 1501h-209v-1486c0-8 7-15 15-15h178c8 0 16 7 16 15z">
          <text:p/>
        </draw:path>
        <draw:path draw:style-name="gr6" draw:text-style-name="P6" draw:layer="layout" svg:width="0.222cm" svg:height="1.479cm" svg:x="6.188cm" svg:y="3.724cm" svg:viewBox="0 0 223 1480" svg:d="M216 1480h-209-7v-7-1452h7-7c0-12 10-21 23-21v7-7h178v7-7c12 0 22 9 22 21h-7 7v1452 7zM216 1465v8h-7v-1452c0-3-4-6-8-6h-178c-5 0-8 3-8 6v1452h-8v-8z">
          <text:p/>
        </draw:path>
        <draw:path draw:style-name="gr9" draw:text-style-name="P9" draw:layer="layout" svg:width="0.207cm" svg:height="1.464cm" svg:x="6.195cm" svg:y="3.731cm" svg:viewBox="0 0 208 1465" svg:d="M208 1465h-208v-1450c0-8 7-15 15-15h178c8 0 15 7 15 15z">
          <text:p/>
        </draw:path>
        <draw:line draw:style-name="gr7" draw:text-style-name="P7" draw:layer="layout" svg:x1="4.311cm" svg:y1="5.051cm" svg:x2="4.356cm" svg:y2="5.051cm">
          <text:p/>
        </draw:line>
        <draw:line draw:style-name="gr7" draw:text-style-name="P11" draw:layer="layout" svg:x1="4.311cm" svg:y1="4.903cm" svg:x2="4.356cm" svg:y2="4.903cm">
          <text:p/>
        </draw:line>
        <draw:line draw:style-name="gr7" draw:text-style-name="P11" draw:layer="layout" svg:x1="4.311cm" svg:y1="4.613cm" svg:x2="4.356cm" svg:y2="4.613cm">
          <text:p/>
        </draw:line>
        <draw:line draw:style-name="gr7" draw:text-style-name="P11" draw:layer="layout" svg:x1="4.311cm" svg:y1="4.464cm" svg:x2="4.356cm" svg:y2="4.464cm">
          <text:p/>
        </draw:line>
        <draw:line draw:style-name="gr7" draw:text-style-name="P11" draw:layer="layout" svg:x1="4.311cm" svg:y1="4.174cm" svg:x2="4.356cm" svg:y2="4.174cm">
          <text:p/>
        </draw:line>
        <draw:line draw:style-name="gr7" draw:text-style-name="P11" draw:layer="layout" svg:x1="4.311cm" svg:y1="4.025cm" svg:x2="4.356cm" svg:y2="4.025cm">
          <text:p/>
        </draw:line>
        <draw:line draw:style-name="gr7" draw:text-style-name="P11" draw:layer="layout" svg:x1="4.311cm" svg:y1="3.735cm" svg:x2="4.356cm" svg:y2="3.735cm">
          <text:p/>
        </draw:line>
        <draw:line draw:style-name="gr7" draw:text-style-name="P11" draw:layer="layout" svg:x1="4.311cm" svg:y1="3.586cm" svg:x2="4.356cm" svg:y2="3.586cm">
          <text:p/>
        </draw:line>
        <draw:line draw:style-name="gr7" draw:text-style-name="P7" draw:layer="layout" svg:x1="4.289cm" svg:y1="5.193cm" svg:x2="4.378cm" svg:y2="5.193cm">
          <text:p/>
        </draw:line>
        <draw:line draw:style-name="gr7" draw:text-style-name="P11" draw:layer="layout" svg:x1="4.289cm" svg:y1="4.754cm" svg:x2="4.378cm" svg:y2="4.754cm">
          <text:p/>
        </draw:line>
        <draw:line draw:style-name="gr7" draw:text-style-name="P11" draw:layer="layout" svg:x1="4.289cm" svg:y1="4.315cm" svg:x2="4.378cm" svg:y2="4.315cm">
          <text:p/>
        </draw:line>
        <draw:line draw:style-name="gr7" draw:text-style-name="P11" draw:layer="layout" svg:x1="4.289cm" svg:y1="3.877cm" svg:x2="4.378cm" svg:y2="3.877cm">
          <text:p/>
        </draw:line>
        <draw:line draw:style-name="gr7" draw:text-style-name="P11" draw:layer="layout" svg:x1="4.289cm" svg:y1="3.445cm" svg:x2="4.378cm" svg:y2="3.445cm">
          <text:p/>
        </draw:line>
        <draw:frame draw:style-name="gr11" draw:text-style-name="P10" draw:layer="layout" svg:width="0.091cm" svg:height="0.196cm" svg:x="4.09cm" svg:y="5.098cm">
          <draw:text-box>
            <text:p text:style-name="P3"><text:span text:style-name="T3">0</text:span></text:p>
          </draw:text-box>
        </draw:frame>
        <draw:frame draw:style-name="gr13" draw:text-style-name="P10" draw:layer="layout" svg:width="0.269cm" svg:height="0.196cm" svg:x="3.987cm" svg:y="4.66cm">
          <draw:text-box>
            <text:p text:style-name="P3"><text:span text:style-name="T3">200</text:span></text:p>
          </draw:text-box>
        </draw:frame>
        <draw:frame draw:style-name="gr13" draw:text-style-name="P10" draw:layer="layout" svg:width="0.269cm" svg:height="0.196cm" svg:x="3.987cm" svg:y="4.222cm">
          <draw:text-box>
            <text:p text:style-name="P3"><text:span text:style-name="T3">400</text:span></text:p>
          </draw:text-box>
        </draw:frame>
        <draw:frame draw:style-name="gr13" draw:text-style-name="P10" draw:layer="layout" svg:width="0.269cm" svg:height="0.196cm" svg:x="3.987cm" svg:y="3.783cm">
          <draw:text-box>
            <text:p text:style-name="P3"><text:span text:style-name="T3">600</text:span></text:p>
          </draw:text-box>
        </draw:frame>
        <draw:frame draw:style-name="gr13" draw:text-style-name="P10" draw:layer="layout" svg:width="0.269cm" svg:height="0.196cm" svg:x="3.987cm" svg:y="3.345cm">
          <draw:text-box>
            <text:p text:style-name="P3"><text:span text:style-name="T3">800</text:span></text:p>
          </draw:text-box>
        </draw:frame>
        <draw:frame draw:style-name="gr14" draw:text-style-name="P13" draw:layer="layout" svg:width="0.37cm" svg:height="0.187cm" svg:x="1.019cm" svg:y="5.274cm">
          <draw:text-box>
            <text:p text:style-name="P3"><text:span text:style-name="T4">Conv</text:span><text:span text:style-name="T5">A</text:span></text:p>
          </draw:text-box>
        </draw:frame>
        <draw:frame draw:style-name="gr15" draw:text-style-name="P13" draw:layer="layout" svg:width="0.366cm" svg:height="0.187cm" svg:x="1.713cm" svg:y="5.273cm">
          <draw:text-box>
            <text:p text:style-name="P3"><text:span text:style-name="T4">Conv</text:span><text:span text:style-name="T5">B</text:span></text:p>
          </draw:text-box>
        </draw:frame>
        <draw:frame draw:style-name="gr15" draw:text-style-name="P13" draw:layer="layout" svg:width="0.366cm" svg:height="0.187cm" svg:x="2.423cm" svg:y="5.273cm">
          <draw:text-box>
            <text:p text:style-name="P3"><text:span text:style-name="T4">Conv</text:span><text:span text:style-name="T5">C</text:span></text:p>
          </draw:text-box>
        </draw:frame>
        <draw:frame draw:style-name="gr14" draw:text-style-name="P13" draw:layer="layout" svg:width="0.37cm" svg:height="0.187cm" svg:x="4.656cm" svg:y="5.274cm">
          <draw:text-box>
            <text:p text:style-name="P3"><text:span text:style-name="T4">Conv</text:span><text:span text:style-name="T5">A</text:span></text:p>
          </draw:text-box>
        </draw:frame>
        <draw:frame draw:style-name="gr15" draw:text-style-name="P13" draw:layer="layout" svg:width="0.366cm" svg:height="0.187cm" svg:x="5.35cm" svg:y="5.273cm">
          <draw:text-box>
            <text:p text:style-name="P3"><text:span text:style-name="T4">Conv</text:span><text:span text:style-name="T5">B</text:span></text:p>
          </draw:text-box>
        </draw:frame>
        <draw:frame draw:style-name="gr15" draw:text-style-name="P13" draw:layer="layout" svg:width="0.366cm" svg:height="0.187cm" svg:x="6.06cm" svg:y="5.273cm">
          <draw:text-box>
            <text:p text:style-name="P3"><text:span text:style-name="T4">Conv</text:span><text:span text:style-name="T5">C</text:span></text:p>
          </draw:text-box>
        </draw:frame>
        <draw:frame draw:style-name="gr16" draw:text-style-name="P14" draw:layer="layout" svg:width="2.061cm" svg:height="0.477cm" draw:transform="rotate (1.5707963267949) translate (3.622cm 5.204cm)">
          <draw:text-box>
            <text:p><text:span text:style-name="T6">Power reduction factor</text:span></text:p>
          </draw:text-box>
        </draw:frame>
        <draw:frame draw:style-name="gr16" draw:text-style-name="P15" draw:layer="layout" svg:width="1.781cm" svg:height="0.477cm" draw:transform="rotate (1.5707963267949) translate (0.07cm 5.124cm)">
          <draw:text-box>
            <text:p><text:span text:style-name="T7">Acceleration factor</text:span></text:p>
          </draw:text-box>
        </draw:frame>
        <draw:frame draw:style-name="gr17" draw:text-style-name="P16" draw:layer="layout" svg:width="1.446cm" svg:height="0.239cm" svg:x="1.086cm" svg:y="5.477cm">
          <draw:text-box>
            <text:p text:style-name="P3"><text:span text:style-name="T8">Tensor operation</text:span></text:p>
          </draw:text-box>
        </draw:frame>
        <draw:frame draw:style-name="gr17" draw:text-style-name="P16" draw:layer="layout" svg:width="1.446cm" svg:height="0.239cm" svg:x="4.716cm" svg:y="5.478cm">
          <draw:text-box>
            <text:p text:style-name="P3"><text:span text:style-name="T8">Tensor operation</text:span></text:p>
          </draw:text-box>
        </draw:frame>
        <draw:path draw:style-name="gr8" draw:text-style-name="P17" draw:layer="layout" svg:width="0.188cm" svg:height="0.23cm" svg:x="0.234cm" svg:y="1.658cm" svg:viewBox="0 0 189 231" svg:d="M0 19c0-11 7-19 15-19h159c8 0 15 8 15 19v193c0 9-7 19-15 19h-159c-8 0-15-10-15-19z">
          <text:p/>
        </draw:path>
        <draw:path draw:style-name="gr9" draw:text-style-name="P18" draw:layer="layout" svg:width="0.188cm" svg:height="0.23cm" svg:x="0.235cm" svg:y="1.946cm" svg:viewBox="0 0 189 231" svg:d="M0 19c0-11 7-19 15-19h159c8 0 15 8 15 19v193c0 9-7 19-15 19h-159c-8 0-15-10-15-19z">
          <text:p/>
        </draw:path>
        <draw:frame draw:style-name="gr18" draw:text-style-name="P19" draw:layer="layout" svg:width="1.23cm" svg:height="0.239cm" svg:x="0.449cm" svg:y="1.65cm">
          <draw:text-box>
            <text:p text:style-name="P3"><text:span text:style-name="T9">Floating-Point</text:span></text:p>
          </draw:text-box>
        </draw:frame>
        <draw:frame draw:style-name="gr19" draw:text-style-name="P19" draw:layer="layout" svg:width="1.217cm" svg:height="0.239cm" svg:x="0.448cm" svg:y="1.938cm">
          <draw:text-box>
            <text:p text:style-name="P3"><text:span text:style-name="T9">Hybrid-Float6</text:span></text:p>
          </draw:text-box>
        </draw:frame>
        <draw:custom-shape draw:style-name="gr20" draw:text-style-name="P20" draw:layer="layout" svg:width="0.698cm" svg:height="2.186cm" svg:x="1.515cm" svg:y="3.3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698cm" svg:height="1.991cm" svg:x="5.151cm" svg:y="3.49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1T22:03:26.252623117</dc:date>
    <meta:editing-duration>PT7H11M8S</meta:editing-duration>
    <meta:editing-cycles>137</meta:editing-cycles>
    <meta:document-statistic meta:object-count="114"/>
  </office:meta>
</office:document-meta>
</file>